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imes New Roman" svg:font-family="'Times New 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P1" style:family="paragraph" style:parent-style-name="Standard">
      <style:paragraph-properties fo:margin-left="0.751cm" fo:margin-right="0cm" fo:text-indent="0cm" style:auto-text-indent="false"/>
      <style:text-properties officeooo:rsid="001eae58" officeooo:paragraph-rsid="001eae58"/>
    </style:style>
    <style:style style:name="P2" style:family="paragraph" style:parent-style-name="List_20_Paragraph" style:list-style-name="WWNum4">
      <style:text-properties fo:color="#000000" loext:opacity="100%" style:font-name="Calibri1" fo:font-size="11pt" officeooo:rsid="002c6d8e" officeooo:paragraph-rsid="00303d05" style:font-name-asian="Times New Roman1" style:font-size-asian="11pt" style:language-asian="en" style:country-asian="GB" style:font-name-complex="Calibri3" style:font-size-complex="11pt"/>
    </style:style>
    <style:style style:name="P3" style:family="paragraph" style:parent-style-name="List_20_Paragraph" style:list-style-name="WWNum4">
      <style:text-properties fo:color="#000000" loext:opacity="100%" style:font-name="Calibri1" fo:font-size="11pt" officeooo:rsid="001fde2f" officeooo:paragraph-rsid="00303d05" style:font-name-asian="Times New Roman1" style:font-size-asian="11pt" style:language-asian="en" style:country-asian="GB" style:font-name-complex="Calibri3" style:font-size-complex="11pt"/>
    </style:style>
    <style:style style:name="P4" style:family="paragraph" style:parent-style-name="List_20_Paragraph" style:list-style-name="WWNum4">
      <style:text-properties fo:color="#000000" loext:opacity="100%" style:font-name="Calibri1" fo:font-size="11pt" officeooo:paragraph-rsid="00303d05" style:font-name-asian="Times New Roman1" style:font-size-asian="11pt" style:language-asian="en" style:country-asian="GB" style:font-name-complex="Calibri3" style:font-size-complex="11pt"/>
    </style:style>
    <style:style style:name="P5" style:family="paragraph" style:parent-style-name="List_20_Paragraph" style:list-style-name="WWNum5">
      <style:text-properties fo:color="#000000" loext:opacity="100%" style:font-name="Calibri1" fo:font-size="11pt" officeooo:paragraph-rsid="00303d05" style:font-name-asian="Times New Roman1" style:font-size-asian="11pt" style:language-asian="en" style:country-asian="GB" style:font-name-complex="Calibri3" style:font-size-complex="11pt"/>
    </style:style>
    <style:style style:name="P6" style:family="paragraph" style:parent-style-name="List_20_Paragraph" style:list-style-name="WWNum1">
      <style:paragraph-properties fo:margin-left="0cm" fo:margin-right="0cm" fo:text-indent="0cm" style:auto-text-indent="false"/>
      <style:text-properties fo:color="#000000" loext:opacity="100%" style:font-name="Calibri1" fo:font-size="11pt" officeooo:rsid="00389e2c" officeooo:paragraph-rsid="00389e2c" style:font-name-asian="Times New Roman1" style:font-size-asian="11pt" style:language-asian="en" style:country-asian="GB" style:font-name-complex="Calibri3" style:font-size-complex="11pt"/>
    </style:style>
    <style:style style:name="P7" style:family="paragraph" style:parent-style-name="List_20_Paragraph" style:list-style-name="WWNum4">
      <style:text-properties fo:color="#000000" loext:opacity="100%" style:font-name="Calibri1" fo:font-size="11pt" officeooo:rsid="003d9fce" officeooo:paragraph-rsid="003d9fce" style:font-name-asian="Times New Roman1" style:font-size-asian="11pt" style:language-asian="en" style:country-asian="GB" style:font-name-complex="Calibri3"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1" fo:font-size="11pt" officeooo:rsid="004458af" officeooo:paragraph-rsid="004458af" style:font-name-asian="Times New Roman1" style:font-size-asian="11pt" style:language-asian="en" style:country-asian="GB" style:font-name-complex="Calibri3"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1" fo:font-size="11pt" officeooo:rsid="00462fd8" officeooo:paragraph-rsid="00462fd8" style:font-name-asian="Times New Roman1" style:font-size-asian="11pt" style:language-asian="en" style:country-asian="GB" style:font-name-complex="Calibri3" style:font-size-complex="11pt"/>
    </style:style>
    <style:style style:name="P10" style:family="paragraph" style:parent-style-name="List_20_Paragraph" style:list-style-name="WWNum1">
      <style:paragraph-properties fo:margin-left="0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3" style:font-size-complex="11pt" style:font-weight-complex="bold"/>
    </style:style>
    <style:style style:name="P11" style:family="paragraph" style:parent-style-name="List_20_Paragraph">
      <style:paragraph-properties fo:margin-left="0cm" fo:margin-right="0cm" fo:text-indent="0cm" style:auto-text-indent="false"/>
      <style:text-properties fo:color="#000000" loext:opacity="100%" style:font-name="Calibri1" fo:font-size="11pt" fo:font-weight="normal" officeooo:paragraph-rsid="00303d05" style:font-name-asian="Times New Roman1" style:font-size-asian="11pt" style:language-asian="en" style:country-asian="GB" style:font-weight-asian="normal" style:font-name-complex="Calibri3" style:font-size-complex="11pt" style:font-weight-complex="normal"/>
    </style:style>
    <style:style style:name="P12" style:family="paragraph" style:parent-style-name="List_20_Paragraph" style:list-style-name="WWNum1">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3"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2" fo:font-size="11pt" officeooo:rsid="004458af" officeooo:paragraph-rsid="004458af" style:font-name-asian="Times New Roman1" style:font-size-asian="11pt" style:language-asian="en" style:country-asian="GB" style:font-name-complex="Calibri3" style:font-size-complex="11pt"/>
    </style:style>
    <style:style style:name="P14"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15" style:family="paragraph" style:parent-style-name="List_20_Paragraph">
      <style:paragraph-properties fo:margin-left="0cm" fo:margin-right="0cm" fo:text-indent="0cm" style:auto-text-indent="false"/>
      <style:text-properties officeooo:paragraph-rsid="0034e345"/>
    </style:style>
    <style:style style:name="P16" style:family="paragraph" style:parent-style-name="List_20_Paragraph">
      <style:paragraph-properties fo:margin-left="0cm" fo:margin-right="0cm" fo:text-indent="0cm" style:auto-text-indent="false"/>
      <style:text-properties officeooo:paragraph-rsid="00421cf5"/>
    </style:style>
    <style:style style:name="P17" style:family="paragraph" style:parent-style-name="List_20_Paragraph">
      <style:paragraph-properties fo:margin-left="0cm" fo:margin-right="0cm" fo:text-indent="0cm" style:auto-text-indent="false"/>
      <style:text-properties officeooo:paragraph-rsid="00439633"/>
    </style:style>
    <style:style style:name="P18" style:family="paragraph" style:parent-style-name="List_20_Paragraph" style:list-style-name="L3">
      <style:paragraph-properties fo:margin-left="0cm" fo:margin-right="0cm" fo:text-indent="0cm" style:auto-text-indent="false"/>
      <style:text-properties style:text-underline-style="none" officeooo:paragraph-rsid="00303d05"/>
    </style:style>
    <style:style style:name="P19" style:family="paragraph" style:parent-style-name="List_20_Paragraph">
      <style:paragraph-properties fo:margin-left="0cm" fo:margin-right="0cm" fo:text-indent="0cm" style:auto-text-indent="false"/>
      <style:text-properties style:font-name="Calibri2" fo:font-size="11pt" officeooo:paragraph-rsid="0048ca53" style:font-size-asian="11pt" style:font-size-complex="11pt"/>
    </style:style>
    <style:style style:name="P20" style:family="paragraph" style:parent-style-name="List_20_Paragraph">
      <style:paragraph-properties fo:margin-left="0cm" fo:margin-right="0cm" fo:text-indent="0cm" style:auto-text-indent="false"/>
      <style:text-properties style:font-name="Calibri2" fo:font-size="11pt" officeooo:rsid="004f9c5c" officeooo:paragraph-rsid="00511fec" style:font-size-asian="11pt" style:font-size-complex="11pt"/>
    </style:style>
    <style:style style:name="P21" style:family="paragraph" style:parent-style-name="List_20_Paragraph">
      <style:paragraph-properties fo:margin-left="0cm" fo:margin-right="0cm" fo:text-indent="0cm" style:auto-text-indent="false"/>
      <style:text-properties style:font-name="Calibri2" fo:font-size="11pt" officeooo:paragraph-rsid="0050a2d3" style:font-size-asian="11pt" style:font-size-complex="11pt"/>
    </style:style>
    <style:style style:name="P22" style:family="paragraph" style:parent-style-name="List_20_Paragraph">
      <style:paragraph-properties fo:margin-left="0cm" fo:margin-right="0cm" fo:text-indent="0cm" style:auto-text-indent="false"/>
      <style:text-properties officeooo:paragraph-rsid="004c3df9"/>
    </style:style>
    <style:style style:name="P23" style:family="paragraph" style:parent-style-name="List_20_Paragraph">
      <style:paragraph-properties fo:margin-left="0cm" fo:margin-right="0cm" fo:text-indent="0cm" style:auto-text-indent="false"/>
      <style:text-properties officeooo:paragraph-rsid="004da401"/>
    </style:style>
    <style:style style:name="P24" style:family="paragraph" style:parent-style-name="List_20_Paragraph">
      <style:paragraph-properties fo:margin-left="0cm" fo:margin-right="0cm" fo:text-indent="0cm" style:auto-text-indent="false"/>
      <style:text-properties officeooo:rsid="0052ab20" officeooo:paragraph-rsid="0052ab20"/>
    </style:style>
    <style:style style:name="P25" style:family="paragraph" style:parent-style-name="Standard">
      <style:paragraph-properties fo:margin-left="0.751cm" fo:margin-right="0cm" fo:text-indent="0cm" style:auto-text-indent="false"/>
      <style:text-properties fo:color="#000000" loext:opacity="100%" style:font-name="Calibri1" fo:font-size="11pt" officeooo:rsid="00303d05" officeooo:paragraph-rsid="00303d05" style:font-name-asian="Times New Roman1" style:font-size-asian="11pt" style:language-asian="en" style:country-asian="GB" style:font-name-complex="Calibri3" style:font-size-complex="11pt"/>
    </style:style>
    <style:style style:name="P26" style:family="paragraph" style:parent-style-name="Standard">
      <style:paragraph-properties fo:margin-left="0.751cm" fo:margin-right="0cm" fo:text-indent="-0.635cm" style:auto-text-indent="false"/>
      <style:text-properties fo:color="#000000" loext:opacity="100%" style:font-name="Calibri1" officeooo:paragraph-rsid="00303d05" style:font-name-asian="Times New Roman1" style:language-asian="en" style:country-asian="GB" style:font-name-complex="Calibri3"/>
    </style:style>
    <style:style style:name="P27" style:family="paragraph" style:parent-style-name="Standard">
      <style:paragraph-properties fo:margin-left="0cm" fo:margin-right="0cm" fo:text-indent="0cm" style:auto-text-indent="false"/>
      <style:text-properties fo:color="#000000" loext:opacity="100%" style:font-name="Calibri1" officeooo:paragraph-rsid="00303d05" style:font-name-asian="Times New Roman1" style:language-asian="en" style:country-asian="GB" style:font-name-complex="Calibri3"/>
    </style:style>
    <style:style style:name="P28" style:family="paragraph" style:parent-style-name="Standard">
      <style:text-properties fo:color="#000000" loext:opacity="100%" style:font-name="inherit" fo:font-size="11pt" officeooo:paragraph-rsid="00303d05" style:font-name-asian="Times New Roman1" style:font-size-asian="11pt" style:language-asian="en" style:country-asian="GB" style:font-name-complex="Calibri3" style:font-size-complex="11pt"/>
    </style:style>
    <style:style style:name="P29" style:family="paragraph" style:parent-style-name="Standard">
      <style:text-properties officeooo:paragraph-rsid="00303d05"/>
    </style:style>
    <style:style style:name="T1" style:family="text">
      <style:text-properties officeooo:rsid="002e4573"/>
    </style:style>
    <style:style style:name="T2" style:family="text">
      <style:text-properties officeooo:rsid="00303d05"/>
    </style:style>
    <style:style style:name="T3" style:family="text">
      <style:text-properties fo:color="#000000" loext:opacity="100%" style:font-name="Calibri1" fo:font-size="11pt" officeooo:rsid="0033155d" style:font-name-asian="Times New Roman1" style:font-size-asian="11pt" style:language-asian="en" style:country-asian="GB" style:font-name-complex="Calibri3" style:font-size-complex="11pt"/>
    </style:style>
    <style:style style:name="T4" style:family="text">
      <style:text-properties fo:color="#000000" loext:opacity="100%" style:font-name="Calibri1" fo:font-size="11pt" officeooo:rsid="00402f6d" style:font-name-asian="Times New Roman1" style:font-size-asian="11pt" style:language-asian="en" style:country-asian="GB" style:font-name-complex="Calibri3" style:font-size-complex="11pt"/>
    </style:style>
    <style:style style:name="T5" style:family="text">
      <style:text-properties fo:color="#000000" loext:opacity="100%" style:font-name="Calibri1" fo:font-size="11pt" officeooo:rsid="00421cf5" style:font-name-asian="Times New Roman1" style:font-size-asian="11pt" style:language-asian="en" style:country-asian="GB" style:font-name-complex="Calibri3" style:font-size-complex="11pt"/>
    </style:style>
    <style:style style:name="T6" style:family="text">
      <style:text-properties fo:color="#000000" loext:opacity="100%" style:font-name="Calibri1" fo:font-size="11pt" officeooo:rsid="00439633" style:font-name-asian="Times New Roman1" style:font-size-asian="11pt" style:language-asian="en" style:country-asian="GB" style:font-name-complex="Calibri3" style:font-size-complex="11pt"/>
    </style:style>
    <style:style style:name="T7" style:family="text">
      <style:text-properties fo:color="#000000" loext:opacity="100%" style:font-name="Calibri1" fo:font-size="11pt" officeooo:rsid="00303d05" style:font-name-asian="Times New Roman1" style:font-size-asian="11pt" style:language-asian="en" style:country-asian="GB" style:font-name-complex="Calibri3" style:font-size-complex="11pt"/>
    </style:style>
    <style:style style:name="T8" style:family="text">
      <style:text-properties fo:color="#000000" loext:opacity="100%" style:font-name="Calibri1" fo:font-size="11pt" officeooo:rsid="0044da52" style:font-name-asian="Times New Roman1" style:font-size-asian="11pt" style:language-asian="en" style:country-asian="GB" style:font-name-complex="Calibri3" style:font-size-complex="11pt"/>
    </style:style>
    <style:style style:name="T9" style:family="text">
      <style:text-properties fo:color="#000000" loext:opacity="100%" style:font-name="Calibri1" fo:font-size="11pt" fo:font-weight="bold" style:font-name-asian="Times New Roman1" style:font-size-asian="11pt" style:language-asian="en" style:country-asian="GB" style:font-weight-asian="bold" style:font-name-complex="Calibri3" style:font-size-complex="11pt" style:font-weight-complex="bold"/>
    </style:style>
    <style:style style:name="T10" style:family="text">
      <style:text-properties fo:color="#000000" loext:opacity="100%" style:font-name="Calibri2" fo:font-size="11pt" style:font-name-asian="Times New Roman1" style:font-size-asian="11pt" style:language-asian="en" style:country-asian="GB" style:font-name-complex="Calibri3" style:font-size-complex="11pt"/>
    </style:style>
    <style:style style:name="T11" style:family="text">
      <style:text-properties fo:color="#000000" loext:opacity="100%" style:font-name="Calibri2" fo:font-size="11pt" officeooo:rsid="00303d05" style:font-name-asian="Times New Roman1" style:font-size-asian="11pt" style:language-asian="en" style:country-asian="GB" style:font-name-complex="Calibri3" style:font-size-complex="11pt"/>
    </style:style>
    <style:style style:name="T12" style:family="text">
      <style:text-properties fo:color="#000000" loext:opacity="100%" style:font-name="Calibri2" fo:font-size="11pt" officeooo:rsid="004aa82c" style:font-name-asian="Times New Roman1" style:font-size-asian="11pt" style:language-asian="en" style:country-asian="GB" style:font-name-complex="Calibri3" style:font-size-complex="11pt"/>
    </style:style>
    <style:style style:name="T13" style:family="text">
      <style:text-properties fo:color="#000000" loext:opacity="100%" style:font-name="Calibri2" fo:font-size="11pt" officeooo:rsid="004bd5ea" style:font-name-asian="Times New Roman1" style:font-size-asian="11pt" style:language-asian="en" style:country-asian="GB" style:font-name-complex="Calibri3" style:font-size-complex="11pt"/>
    </style:style>
    <style:style style:name="T14" style:family="text">
      <style:text-properties fo:color="#000000" loext:opacity="100%" style:font-name="Calibri2" fo:font-size="11pt" officeooo:rsid="004c3df9" style:font-name-asian="Times New Roman1" style:font-size-asian="11pt" style:language-asian="en" style:country-asian="GB" style:font-name-complex="Calibri3" style:font-size-complex="11pt"/>
    </style:style>
    <style:style style:name="T15" style:family="text">
      <style:text-properties fo:color="#000000" loext:opacity="100%" style:font-name="Calibri2" fo:font-size="11pt" officeooo:rsid="004da401" style:font-name-asian="Times New Roman1" style:font-size-asian="11pt" style:language-asian="en" style:country-asian="GB" style:font-name-complex="Calibri3" style:font-size-complex="11pt"/>
    </style:style>
    <style:style style:name="T16" style:family="text">
      <style:text-properties fo:color="#000000" loext:opacity="100%" style:font-name="Calibri2" fo:font-size="11pt" officeooo:rsid="004e0bac" style:font-name-asian="Times New Roman1" style:font-size-asian="11pt" style:language-asian="en" style:country-asian="GB" style:font-name-complex="Calibri3" style:font-size-complex="11pt"/>
    </style:style>
    <style:style style:name="T17" style:family="text">
      <style:text-properties fo:color="#000000" loext:opacity="100%" style:font-name="Calibri2" fo:font-size="11pt" officeooo:rsid="004f5b98" style:font-name-asian="Times New Roman1" style:font-size-asian="11pt" style:language-asian="en" style:country-asian="GB" style:font-name-complex="Calibri3" style:font-size-complex="11pt"/>
    </style:style>
    <style:style style:name="T18" style:family="text">
      <style:text-properties fo:color="#000000" loext:opacity="100%" style:font-name-asian="Times New Roman1" style:language-asian="en" style:country-asian="GB" style:font-name-complex="Calibri3"/>
    </style:style>
    <style:style style:name="T19" style:family="text">
      <style:text-properties fo:color="#000000" loext:opacity="100%" officeooo:rsid="00442308" style:font-name-asian="Times New Roman1" style:language-asian="en" style:country-asian="GB" style:font-name-complex="Calibri3"/>
    </style:style>
    <style:style style:name="T20" style:family="text">
      <style:text-properties fo:color="#000000" loext:opacity="100%" officeooo:rsid="004aa82c" style:font-name-asian="Times New Roman1" style:language-asian="en" style:country-asian="GB" style:font-name-complex="Calibri3"/>
    </style:style>
    <style:style style:name="T21" style:family="text">
      <style:text-properties fo:color="#000000" loext:opacity="100%" officeooo:rsid="004458af" style:font-name-asian="Times New Roman1" style:language-asian="en" style:country-asian="GB" style:font-name-complex="Calibri3"/>
    </style:style>
    <style:style style:name="T22" style:family="text">
      <style:text-properties fo:color="#000000" loext:opacity="100%" officeooo:rsid="00303d05" style:font-name-asian="Times New Roman1" style:language-asian="en" style:country-asian="GB" style:font-name-complex="Calibri3"/>
    </style:style>
    <style:style style:name="T23" style:family="text">
      <style:text-properties fo:color="#000000" loext:opacity="100%" officeooo:rsid="0044da52" style:font-name-asian="Times New Roman1" style:language-asian="en" style:country-asian="GB" style:font-name-complex="Calibri3"/>
    </style:style>
    <style:style style:name="T24" style:family="text">
      <style:text-properties fo:color="#000000" loext:opacity="100%" officeooo:rsid="0045127f" style:font-name-asian="Times New Roman1" style:language-asian="en" style:country-asian="GB" style:font-name-complex="Calibri3"/>
    </style:style>
    <style:style style:name="T25" style:family="text">
      <style:text-properties fo:color="#000000" loext:opacity="100%" officeooo:rsid="0050a2d3" style:font-name-asian="Times New Roman1" style:language-asian="en" style:country-asian="GB" style:font-name-complex="Calibri3"/>
    </style:style>
    <style:style style:name="T26" style:family="text">
      <style:text-properties fo:color="#000000" loext:opacity="100%" officeooo:rsid="0050c5be" style:font-name-asian="Times New Roman1" style:language-asian="en" style:country-asian="GB" style:font-name-complex="Calibri3"/>
    </style:style>
    <style:style style:name="T27" style:family="text">
      <style:text-properties fo:color="#000000" loext:opacity="100%" officeooo:rsid="0051101a" style:font-name-asian="Times New Roman1" style:language-asian="en" style:country-asian="GB" style:font-name-complex="Calibri3"/>
    </style:style>
    <style:style style:name="T28" style:family="text">
      <style:text-properties fo:color="#000000" loext:opacity="100%" officeooo:rsid="00511fec" style:font-name-asian="Times New Roman1" style:language-asian="en" style:country-asian="GB" style:font-name-complex="Calibri3"/>
    </style:style>
    <style:style style:name="T29" style:family="text">
      <style:text-properties fo:color="#000000" loext:opacity="100%" officeooo:rsid="0052ab20" style:font-name-asian="Times New Roman1" style:language-asian="en" style:country-asian="GB" style:font-name-complex="Calibri3"/>
    </style:style>
    <style:style style:name="T30" style:family="text">
      <style:text-properties officeooo:rsid="00389e2c"/>
    </style:style>
    <style:style style:name="T31" style:family="text">
      <style:text-properties officeooo:rsid="003d9fce"/>
    </style:style>
    <style:style style:name="T32" style:family="text">
      <style:text-properties officeooo:rsid="0045127f"/>
    </style:style>
    <style:style style:name="T33" style:family="text">
      <style:text-properties officeooo:rsid="00462fd8"/>
    </style:style>
    <style:style style:name="T34" style:family="text">
      <style:text-properties officeooo:rsid="004aa82c"/>
    </style:style>
    <style:style style:name="T35" style:family="text">
      <style:text-properties style:font-name="Calibri2"/>
    </style:style>
    <style:style style:name="T36" style:family="text">
      <style:text-properties style:font-name="Calibri2" officeooo:rsid="0045127f"/>
    </style:style>
    <style:style style:name="T37" style:family="text">
      <style:text-properties officeooo:rsid="0050a2d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R</text:span>egional <text:span text:style-name="T1">Classification and </text:span>Variations of Sustainable Winegrowers in Australia</text:p>
      <text:p text:style-name="P28"/>
      <text:list xml:id="list1159130437" text:style-name="L3">
        <text:list-header>
          <text:p text:style-name="P18"><text:span text:style-name="T9">Introduction</text:span></text:p>
        </text:list-header>
      </text:list>
      <text:p text:style-name="P15"><text:span text:style-name="T3"/></text:p>
      <text:p text:style-name="P16"><text:span text:style-name="T3">The Australian wine</text:span><text:span text:style-name="T8">growing</text:span><text:span text:style-name="T3"> industry is a rich and diverse landscape that is </text:span><text:span text:style-name="T5">separated into multiple regions that help to </text:span><text:span text:style-name="T3">describe the unique varietals and qualities that are </text:span><text:span text:style-name="T6">produced there</text:span><text:span text:style-name="T3">. </text:span><text:span text:style-name="T5">E</text:span><text:span text:style-name="T3">ach </text:span><text:span text:style-name="T5">region </text:span><text:span text:style-name="T6">is</text:span><text:span text:style-name="T3"> </text:span><text:span text:style-name="T5">known as a Geographical Indicator Region (GI Region) </text:span><text:span text:style-name="T6">and </text:span><text:span text:style-name="T5">has </text:span><text:span text:style-name="T3">its </text:span><text:span text:style-name="T5">own </text:span><text:span text:style-name="T3">unique </text:span><text:span text:style-name="T5">mixture of </text:span><text:span text:style-name="T3">climatic and geophysical properties </text:span><text:span text:style-name="T5">(#Cite studies on these regions)</text:span><text:span text:style-name="T3">. </text:span><text:span text:style-name="T5">Many of the geophysical properties of a GI Region contribute to the determination of </text:span><text:span text:style-name="T3">the quality and quantity of grapes produced </text:span><text:span text:style-name="T5">within its vineyard. </text:span><text:span text:style-name="T6">A</text:span><text:span text:style-name="T3">s a result, the average rate paid for grapes varies </text:span><text:span text:style-name="T5">significantly </text:span><text:span text:style-name="T3">between </text:span><text:span text:style-name="T5">these </text:span><text:span text:style-name="T3">regions </text:span><text:span text:style-name="T5">(#Cite wine Australia)</text:span><text:span text:style-name="T3">.</text:span></text:p>
      <text:p text:style-name="P16"><text:span text:style-name="T3"/></text:p>
      <text:p text:style-name="P17"><text:span text:style-name="T3">While a great deal has been done regarding regional properties and traits, there has been little statistical insight into these differences due to a lack of long-term and in-depth data sources. </text:span><text:span text:style-name="T5">In this study </text:span><text:span text:style-name="T4">we </text:span><text:span text:style-name="T5">use General Linear Models (GLMs) and Classification Trees to </text:span><text:span text:style-name="T4">look at </text:span><text:span text:style-name="T5">what baselines can be established to compare these regions and how these regions differ.</text:span></text:p>
      <text:p text:style-name="P27"/>
      <text:list xml:id="list4171624654" text:style-name="WWNum1">
        <text:list-header>
          <text:p text:style-name="P10">Methods</text:p>
          <text:p text:style-name="P12">Data</text:p>
        </text:list-header>
      </text:list>
      <text:p text:style-name="P22"><text:span text:style-name="T7">The data used in the analysis comes from Sustainable Winegrowing Australia and covers the period post</text:span><text:span text:style-name="T11">-2012. It contain</text:span><text:span text:style-name="T14">ed</text:span><text:span text:style-name="T11"> data from 6091 sites across 5</text:span><text:span text:style-name="T14">8</text:span><text:span text:style-name="T11"> Geographical Indicator (GI) regions, with 76 </text:span><text:span text:style-name="T14">degrees of freedom</text:span><text:span text:style-name="T11">. </text:span><text:span text:style-name="T12">Notably many variables were sparse due to their optional recording, t</text:span><text:span text:style-name="T11">o reduce </text:span><text:span text:style-name="T12">the effect of sparsity and </text:span><text:span text:style-name="T11">dimensionality, 15 summary variables were </text:span><text:span text:style-name="T14">created by amalgamating other variables</text:span><text:span text:style-name="T11">. </text:span><text:span text:style-name="T14">The summary variables were also chosen due to their high response rates. The data was limited to sites that had responded to area, yield, water and fuel use.</text:span></text:p>
      <text:p text:style-name="P22"><text:span text:style-name="T14"/></text:p>
      <text:p text:style-name="P23"><text:span text:style-name="T12">These variables were chosen as they had </text:span><text:span text:style-name="T13">high response rates </text:span><text:span text:style-name="T15">allowing </text:span><text:span text:style-name="T13">the data </text:span><text:span text:style-name="T15">to be </text:span><text:span text:style-name="T13">limited to sites that had a 100% response rate to the</text:span><text:span text:style-name="T15">se</text:span><text:span text:style-name="T13"> summary variables</text:span><text:span text:style-name="T11">. </text:span><text:span text:style-name="T15">However, there was a clear bias towards smaller vineyards due to their greater numbers within the industry. To overcome this and compare vineyards of different sizes effectively, the continuous variables were transformed by dividing the area and taking the logarithm. This also helped in the recognition of radical values within the data. </text:span><text:span text:style-name="T13">Radical values likely caused by entry and unit errors were removed by culling the top and bottom 0.5% </text:span><text:span text:style-name="T17">of </text:span><text:span text:style-name="T13">ratios </text:span><text:span text:style-name="T17">for </text:span><text:span text:style-name="T13">water used, yield and fuel used </text:span><text:span text:style-name="T17">removing a total </text:span><text:span text:style-name="T13">of 4% </text:span><text:span text:style-name="T15">of the data</text:span><text:span text:style-name="T13">, changing the sample size to 5189 </text:span><text:span text:style-name="T14">over 56 GI Regions</text:span><text:span text:style-name="T13">. </text:span><text:span text:style-name="T16">Notably the </text:span><text:span text:style-name="T17">number of respondents </text:span><text:span text:style-name="T16">varied greatly </text:span><text:span text:style-name="T17">between regions </text:span><text:span text:style-name="T16">with a range from 1 to 977, a median of 22 and deviation of 173.</text:span></text:p>
      <text:p text:style-name="P23"><text:span text:style-name="T16"/></text:p>
      <text:p text:style-name="P24"><text:span text:style-name="T16">F</text:span><text:span text:style-name="T10">uel, peterol and gas used were combined together into a measure of total emissions as per the australian guidelines. </text:span></text:p>
      <text:p text:style-name="P23"><text:span text:style-name="T16"/></text:p>
      <text:p text:style-name="P14"><text:span text:style-name="T16">G</text:span><text:span text:style-name="T10">eneralised Linear Model</text:span></text:p>
      <text:p text:style-name="P19"><text:span text:style-name="T19"/></text:p>
      <text:p text:style-name="P20"><text:span text:style-name="T19">S</text:span><text:span text:style-name="T18">everal </text:span><text:span text:style-name="T25">iterations of </text:span><text:span text:style-name="T18">GLMs were created to compare </text:span><text:span text:style-name="T27">model</text:span><text:span text:style-name="T25"> </text:span><text:span text:style-name="T18">performance </text:span><text:span text:style-name="T28">and select for </text:span><text:span text:style-name="T25">levels of complexity. </text:span><text:span text:style-name="T28">This iterative process also helped to </text:span><text:span text:style-name="T25">select intuitive dependent variables </text:span><text:span text:style-name="T28">and</text:span><text:span text:style-name="T25"> significant predictors.</text:span><text:span text:style-name="T18"> </text:span><text:span text:style-name="T26">The models were created </text:span><text:span text:style-name="T28">in the R statistical language </text:span><text:span text:style-name="T26">using the glm2 package. </text:span><text:span text:style-name="T25">Two </text:span><text:span text:style-name="T27">final models for two </text:span><text:span text:style-name="T28">separate </text:span><text:span text:style-name="T27">dependent variables were </text:span><text:span text:style-name="T25">chosen </text:span><text:span text:style-name="T27">as they offered two different intuitive measures</text:span><text:span text:style-name="T26">. The first </text:span><text:span text:style-name="T25">illustrated a measure of productivity </text:span><text:span text:style-name="T26">by using tonnes of grapes harvested per hectare, with the second building on this </text:span><text:span text:style-name="T27">by incorporating the average price of grapes per tonne for a measure directed towards </text:span><text:span text:style-name="T26">compari</text:span><text:span text:style-name="T27">ng</text:span><text:span text:style-name="T26"> </text:span><text:span text:style-name="T25">market performance between low and high quality grapes.</text:span></text:p>
      <text:p text:style-name="P21"><text:span text:style-name="T19"/></text:p>
      <text:p text:style-name="P21"><text:soft-page-break/><text:span text:style-name="T19">B</text:span><text:span text:style-name="T25">oth GLM models found that the greatest level of accuracy for the fewest parameters used total emissions and total water used </text:span><text:span text:style-name="T29">as predictor variables</text:span><text:span text:style-name="T25">. This was worked down from an initial model which included all of the summary variables, highlighting only </text:span><text:span text:style-name="T21">total emissions, i</text:span><text:span text:style-name="T22">nsecticide spraying passes per year, </text:span>fertiliser applied <text:span text:style-name="T34">and</text:span> water used <text:span text:style-name="T37">as significantly contributing to predictions</text:span>. <text:span text:style-name="T21">There was little difference within performance when using all of these variables and only using water and emissions. </text:span></text:p>
      <text:p text:style-name="P19"><text:span text:style-name="T21"/></text:p>
      <text:p text:style-name="P19"><text:span text:style-name="T20">A further baseline was also established, which incorporated the average sale price of grapes by multiplying it with the predicted variable. </text:span><text:span text:style-name="T23">The dataset was condensed down to sites that had recorded financial data regarding their crops. This meant an initial sample size of 1036, which was bolstered by using the regional average prices from Wine Australia were appropriate, increasing the number of records to 3342. </text:span><text:span text:style-name="T24">The variable significance did change greatly with the final model incorporating the same two variables as predictors.</text:span></text:p>
      <text:p text:style-name="P13"/>
      <text:p text:style-name="P8"><text:span text:style-name="T35">A Classification Tree was developed </text:span><text:span text:style-name="T36">to discern the separable attributes of each of these regions. The initial Classifier, although performed well, did not</text:span><text:span text:style-name="T32"> classify several of the regions due to low numbers of recordings. The classifier was then run on a subset of regions that had at least 50 recordings, totalling </text:span><text:span text:style-name="T33">16 separate regions. Even with a smaller subset there was difficulty in discerning regions, resulting in the classification of only 4 regions.</text:span></text:p>
      <text:p text:style-name="P8"/>
      <text:p text:style-name="P9">The differences between these regions was predominantly between inland and coastal regions. So that classifier was run on the SWA climatic classification of these regions both by rainfall and temperature. </text:p>
      <text:p text:style-name="P26"/>
      <text:list xml:id="list171105007310100" text:continue-numbering="true" text:style-name="WWNum1">
        <text:list-header>
          <text:p text:style-name="P10">Results</text:p>
        </text:list-header>
      </text:list>
      <text:p text:style-name="P11"/>
      <text:list xml:id="list355079980" text:style-name="WWNum4">
        <text:list-item>
          <text:p text:style-name="P3">Compare variables and their distributions</text:p>
          <text:list>
            <text:list-item>
              <text:p text:style-name="P2">Most variables are heavily skewed towards lower values due to the presence of more smaller vineyards than larger. This is also an artefact of the data collection, in that one person may have multiple sites registered but are a single operation.</text:p>
            </text:list-item>
            <text:list-item>
              <text:p text:style-name="P2">A log transform near normalises the data. The use of log transforms results in normal residuals within the GLM model.</text:p>
            </text:list-item>
          </text:list>
        </text:list-item>
        <text:list-item>
          <text:p text:style-name="P3">Compare regions and their distributions</text:p>
          <text:list>
            <text:list-item>
              <text:p text:style-name="P3">Look at the bias in data towards certain regions</text:p>
            </text:list-item>
            <text:list-item>
              <text:p text:style-name="P3">And, look at the bias in recording of certain variables</text:p>
            </text:list-item>
          </text:list>
        </text:list-item>
        <text:list-item>
          <text:p text:style-name="P3">Look at the GLM</text:p>
          <text:list>
            <text:list-item>
              <text:p text:style-name="P3">What regions stand out within the model and what does it explain</text:p>
            </text:list-item>
            <text:list-item>
              <text:p text:style-name="P7">There is a definite separation from warmer regions than cooler regions in the amount of grapes that can be produced.</text:p>
            </text:list-item>
            <text:list-item>
              <text:p text:style-name="P7">Comparatively when the avereage price per tonne is included the tone changes with cooler regions able have a higher ratio of sales price and tonnage than warmer regions. Essentially this disparity is completely reversed.</text:p>
            </text:list-item>
          </text:list>
        </text:list-item>
        <text:list-item>
          <text:p text:style-name="P3">Look at the <text:span text:style-name="T31">Classification</text:span></text:p>
          <text:list>
            <text:list-item>
              <text:p text:style-name="P7">The classifier shows a similar dependence in water and emission use to discern between inland and coastal GI Regions.</text:p>
            </text:list-item>
            <text:list-item>
              <text:p text:style-name="P7">Climatologically the classifier highlights the use of fungicides as well as the same water use.</text:p>
            </text:list-item>
            <text:list-item>
              <text:p text:style-name="P7">The split using fungicides reflects the greater disease preussure in coastal regions due to cooler and damper regions promoting the growth of fungal diseases for grapes.</text:p>
            </text:list-item>
          </text:list>
        </text:list-item>
        <text:list-item>
          <text:p text:style-name="P4">Sensitivity analysis</text:p>
        </text:list-item>
      </text:list>
      <text:p text:style-name="P26"/>
      <text:list xml:id="list171104745420838" text:continue-list="list171105007310100" text:style-name="WWNum1">
        <text:list-header>
          <text:p text:style-name="P10"><text:soft-page-break/><text:span text:style-name="T30">D</text:span>iscussion</text:p>
          <text:p text:style-name="P6">The inclusion of this measure reflects a different story, with some of the most efficient regions, particularly those in the warm inland regions, suffering from lower margins compared to the invested fuel and water.</text:p>
          <text:p text:style-name="P6">The difficult margins are reflected within the wine australia reports released over the past decade in which the warm inland regions have not been profitable.</text:p>
          <text:p text:style-name="P6">The issue of loss of profits has largely been contributed to both the COVID-19 Pandemic as well as international pressures, with the international market buying less Australian Wine.</text:p>
        </text:list-header>
      </text:list>
      <text:list xml:id="list4075893669" text:style-name="WWNum5">
        <text:list-item>
          <text:p text:style-name="P5">Main question and main finding in one parag</text:p>
        </text:list-item>
        <text:list-item>
          <text:p text:style-name="P5">Deeper into the results overall</text:p>
        </text:list-item>
        <text:list-item>
          <text:p text:style-name="P5">Most unexpected result, and why it does/does not match with what you’d expect from the lit</text:p>
        </text:list-item>
        <text:list-item>
          <text:p text:style-name="P5">Main limitations of the model</text:p>
        </text:list-item>
        <text:list-item>
          <text:p text:style-name="P5">Main caveats because the question was too tricky</text:p>
        </text:list-item>
        <text:list-item>
          <text:p text:style-name="P5">Summary parag about how the field has been improved due to these findings – what can we do now that we couldn’t before</text:p>
        </text:list-item>
      </text:list>
      <text:p text:style-name="P25"/>
      <text:p text:style-name="P25"/>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imes New Roman" svg:font-family="'Times New 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2-09T17:10:24.872522055</dc:date>
    <dc:creator>Bryce Polley</dc:creator>
    <meta:editing-duration>PT5H30M25S</meta:editing-duration>
    <meta:editing-cycles>31</meta:editing-cycles>
    <meta:generator>LibreOffice/7.3.7.2$Linux_X86_64 LibreOffice_project/30$Build-2</meta:generator>
    <meta:document-statistic meta:table-count="0" meta:image-count="0" meta:object-count="0" meta:page-count="3" meta:paragraph-count="41" meta:word-count="1192" meta:character-count="7386" meta:non-whitespace-character-count="6252"/>
    <meta:user-defined meta:name="ZOTERO_PREF_1">&lt;data data-version="3" zotero-version="6.0.20"&gt;&lt;session id="Dfl1zXOs"/&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office:meta>
</office:document-meta>
</file>